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2458"/>
    </style:style>
    <style:style style:name="T1" style:family="text">
      <style:text-properties officeooo:rsid="001b505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MANUAL</text:p>
      <text:p text:style-name="P1">A Tester takes over the role of an end-user</text:p>
      <text:p text:style-name="P1">and tests the software to identify any</text:p>
      <text:p text:style-name="P1">unexpected behavio<text:span text:style-name="T1">u</text:span>r or bug:</text:p>
      <text:p text:style-name="P1">●</text:p>
      <text:p text:style-name="P1">●</text:p>
      <text:p text:style-name="P1">●</text:p>
      <text:p text:style-name="P1">●</text:p>
      <text:p text:style-name="P1">Use test plans,</text:p>
      <text:p text:style-name="P1">Test cases</text:p>
      <text:p text:style-name="P1">Test scenarios</text:p>
      <text:p text:style-name="P1">Exploratory testing</text:p>
      <text:p text:style-name="P1"/>
      <text:p text:style-name="P1"># AUTOMATION</text:p>
      <text:p text:style-name="P1">A Tester writes scripts and uses another software</text:p>
      <text:p text:style-name="P1">to test the product. Automation Testing is used to</text:p>
      <text:p text:style-name="P1">re-run the test scenarios quickly, and repeatedly:</text:p>
      <text:p text:style-name="P1">●</text:p>
      <text:p text:style-name="P1">●</text:p>
      <text:p text:style-name="P1">●</text:p>
      <text:p text:style-name="P1">●</text:p>
      <text:p text:style-name="P1">●</text:p>
      <text:p text:style-name="P1">Identifying areas for automation</text:p>
      <text:p text:style-name="P1">Writing test scripts</text:p>
      <text:p text:style-name="P1">Development of test suits</text:p>
      <text:p text:style-name="P1">Execution of scripts</text:p>
      <text:p text:style-name="P1">Create result reports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6T18:42:26.033299387</meta:creation-date>
    <dc:date>2022-06-16T18:59:05.592260627</dc:date>
    <meta:editing-duration>PT16M4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6" meta:word-count="83" meta:character-count="463" meta:non-whitespace-character-count="406"/>
  </office:meta>
</office:document-meta>
</file>